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013888888889cm"/>
    </style:style>
    <style:style style:name="co3" style:family="table-column">
      <style:table-column-properties fo:break-before="auto" style:column-width="2.09902777777778cm"/>
    </style:style>
    <style:style style:name="co4" style:family="table-column">
      <style:table-column-properties fo:break-before="auto" style:column-width="2.73402777777778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3.88055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4novice_datafi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lass Grad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Physical Education</text:p>
          </table:table-cell>
          <table:table-cell office:value-type="string" table:style-name="ce1">
            <text:p>Arts and Social Science</text:p>
          </table:table-cell>
          <table:table-cell office:value-type="string" table:style-name="ce1">
            <text:p>Religious Educatio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S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P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I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D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J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D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E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O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</text:p>
          </table:table-cell>
          <table:table-cell table:number-columns-repeated="16374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William Okech</meta:initial-creator>
    <dc:creator>William Okech</dc:creator>
    <meta:creation-date>2024-03-11T10:19:46Z</meta:creation-date>
    <dc:date>2024-03-11T10:44:42Z</dc:date>
  </office:meta>
</office:document-meta>
</file>